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omandos</text:p>
      <text:p text:style-name="Standard">awk<text:tab/><text:s/>'{ print $2 , $1}' <text:s/>nomearquivo<text:s/><text:tab/>Trocar colunas</text:p>
      <text:p text:style-name="Standard">awk<text:tab/><text:s/>'{ print $1, $2²}' nomearquivo<text:s/><text:tab/>Operações matemáticas</text:p>
      <text:p text:style-name="Standard">wc<text:tab/><text:tab/><text:tab/><text:s/>nomearquivo<text:s/><text:tab/>Informações sobre linha palavras letras título</text:p>
      <text:p text:style-name="Standard">file<text:s/><text:tab/><text:tab/><text:tab/>nomearquivo<text:s/><text:tab/>Tipo de arquivo</text:p>
      <text:p text:style-name="Standard">tr<text:tab/><text:tab/><text:s/>-s “\n” “ “ &lt; nomedarquivo<text:s/><text:tab/>Troca de nova linha para espaço em branco</text:p>
      <text:p text:style-name="Standard">tr -s [:space:] “\n” &lt; nomearquivo more<text:s/><text:tab/>Troca espaço por nova linha e mostra o arquivo</text:p>
      <text:p text:style-name="Standard">tr -s [:space:] “\n” &lt; nomearquivo &gt; novo<text:s/><text:tab/>Troca espaço por nova linha e salva novo aquivo</text:p>
      <text:p text:style-name="Standard">sort<text:s/><text:tab/><text:tab/><text:tab/>nomearquivo<text:s/><text:tab/>Coloca em ordem alfabética</text:p>
      <text:p text:style-name="Standard">uniq<text:tab/><text:tab/><text:tab/><text:s/>nomearquivo<text:s/><text:tab/>Mostra uma única vez a palavra</text:p>
      <text:p text:style-name="Standard">uniq<text:tab/><text:tab/><text:tab/><text:s/>-c nomearquivo<text:s/><text:tab/>Mostra quantas vezes foi repetida</text:p>
      <text:p text:style-name="Standard">awk<text:tab/><text:tab/><text:tab/><text:s/>'{print $1}'<text:s/><text:tab/>Imprime só a primeira coluna</text:p>
      <text:p text:style-name="Standard">sort -n<text:s/><text:tab/><text:tab/><text:tab/><text:tab/><text:tab/><text:tab/>Organiza numericamente</text:p>
      <text:p text:style-name="Standard">awk<text:tab/><text:tab/><text:tab/><text:s/>'{print $1 + $2}'<text:s/><text:tab/>Imprime soma das colunas</text:p>
      <text:p text:style-name="Standard">&gt; nomearquivo.dat<text:tab/><text:tab/><text:tab/><text:s/><text:tab/>Salva data</text:p>
      <text:p text:style-name="Standard">tr<text:tab/><text:tab/><text:s/>-d [:digit:] &lt; nomearquivo<text:s/><text:tab/>Tira números e outras coisas</text:p>
      <text:p text:style-name="Standard">tr<text:tab/><text:tab/><text:s/>-d [:punct:] &lt; nomearquivo<text:s/><text:tab/>Tira caracteres de pontuação</text:p>
      <text:p text:style-name="Standard">tr -s [A-Z] [a-z] &lt; nomearquivo<text:tab/><text:s/><text:tab/>Substitui maiúscula por minúscula e retira letras repetidas</text:p>
      <text:p text:style-name="Standard">tr -s [:lower:]<text:tab/>&lt;<text:s/><text:tab/>nomearquivo<text:s/><text:tab/>Retira letras epetidas</text:p>
      <text:p text:style-name="Standard">tr<text:tab/><text:tab/><text:tab/><text:s/>[:upper:] [:lower:]<text:s/><text:tab/>Substitui maiúscula por minúscula</text:p>
      <text:p text:style-name="Standard">meld<text:s/><text:tab/>nomearquivo nomeoutroarq<text:s/><text:tab/>Mostra diferenças entre arquivos</text:p>
      <text:p text:style-name="Standard">diff -bB</text:p>
      <text:p text:style-name="Standard">bin/meld</text:p>
      <text:p text:style-name="Standard"/>
      <text:p text:style-name="Standard">Gnuplot</text:p>
      <text:p text:style-name="Standard">plot “nomearquivo.dat” u 2:1<text:s/><text:tab/><text:tab/>Plota x como coluna 2 e y como 1</text:p>
      <text:p text:style-name="Standard">plot “nomearquivo.dat” u 2:1 w boxes<text:s/><text:tab/>Plota não pontos mas caixa</text:p>
      <text:p text:style-name="Standard"/>
      <text:p text:style-name="Standard">u: using</text:p>
      <text:p text:style-name="Standard">w: with</text:p>
      <text:p text:style-name="Standard"/>
      <text:p text:style-name="Standard"/>
      <text:p text:style-name="Standard">Caracteres especiais</text:p>
      <text:p text:style-name="Standard">|<text:s/><text:tab/>resultado que iria para a tela vai para o próximo comando</text:p>
      <text:p text:style-name="Standard"/>
      <text:p text:style-name="Standard">Tarefa</text:p>
      <text:p text:style-name="Standard">#first all number</text:p>
      <text:p text:style-name="Standard">tr –d [:digit:] &lt; the-raven &gt; the-raven2</text:p>
      <text:p text:style-name="Standard">#second all punctuations</text:p>
      <text:p text:style-name="Standard">tr –d [:punct:] &lt;the-raven2 &gt; the-raven3</text:p>
      <text:p text:style-name="Standard">#third A → a</text:p>
      <text:p text:style-name="Standard">tr [:upper:] [:lower:] &lt; the-raven3 &gt; the-raven4</text:p>
      <text:p text:style-name="Standard">#fourth remove space, put new line</text:p>
      <text:p text:style-name="Standard">tr -s [:space:] "\n" &lt; the-raven4 &gt; the-raven5</text:p>
      <text:p text:style-name="Standard">#fifth remove white line</text:p>
      <text:p text:style-name="Standard">#sixth alphabetic order</text:p>
      <text:p text:style-name="Standard">sort the-raven5 &gt; the-raven6</text:p>
      <text:p text:style-name="Standard">#seventh show the words one time</text:p>
      <text:p text:style-name="Standard">uniq the-raven6 &gt; the-raven7</text:p>
      <text:soft-page-break/>
      <text:p text:style-name="Standard">#eighth show the frequency</text:p>
      <text:p text:style-name="Standard">uniq -c the-raven7 &gt; the-raven8</text:p>
      <text:p text:style-name="Standard">#ninth print just the frequency</text:p>
      <text:p text:style-name="Standard">awk '{ print $1}' &gt; the-raven9 (provavelmente aqui seria melhor não criar novo arquivo)</text:p>
      <text:p text:style-name="Standard">#tenth order numerically the frequency</text:p>
      <text:p text:style-name="Standard">sort the-raven9 &gt; the-raven10</text:p>
      <text:p text:style-name="Standard">#eleventh show the numbers just one time</text:p>
      <text:p text:style-name="Standard">uniq the-raven10 &gt; the-raven11</text:p>
      <text:p text:style-name="Standard">#twelfth show both columns of frequency and number of words</text:p>
      <text:p text:style-name="Standard">awk '{print $1, $2}' &gt; the-raven12</text:p>
      <text:p text:style-name="Standard">#thirteenth save as file.dat</text:p>
      <text:p text:style-name="Standard">cat the-raven12 &gt; the-raven.dat</text:p>
      <text:p text:style-name="Standard">#fourteenth open in gnuplot, frequency as x-axis and number of words as y-axis</text:p>
      <text:p text:style-name="Standard">plot the-raven.dat u 2:1 w boxe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ane Oliveira</meta:initial-creator>
    <dc:creator>Cristiane de Paula Oliveira</dc:creator>
    <meta:creation-date>2016-03-15T01:52:00Z</meta:creation-date>
    <dc:date>2016-03-15T01:52:00Z</dc:date>
    <meta:template xlink:href="Normal.dotm" xlink:type="simple"/>
    <meta:editing-cycles>11</meta:editing-cycles>
    <meta:editing-duration>PT0S</meta:editing-duration>
    <meta:document-statistic meta:page-count="1" meta:paragraph-count="4" meta:word-count="386" meta:character-count="2467" meta:row-count="17" meta:non-whitespace-character-count="2085"/>
  </office:meta>
</office:document-meta>
</file>